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paragraph-rsid="00150ec2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ON MAILER</text:p>
      <text:p text:style-name="Preformatted_20_Text"><text:tab/><text:span text:style-name="T4">Action Mailer</text:span> allows you to send emails from your application using mailer classes and views. Mailers work very similarly to controllers. They inherit from ActionMailer::Base and live in <text:span text:style-name="T5">app/mailers</text:span>, and they have associated views that appear in <text:span text:style-name="T5">app/views</text:span>.Generally, </text:p>
      <text:p text:style-name="Preformatted_20_Text"/>
      <text:p text:style-name="Preformatted_20_Text"/>
      <text:p text:style-name="Preformatted_20_Text">=&gt; ActionMailer create a email object which contain everything you see in any email : subject, to, from, body, header etc</text:p>
      <text:p text:style-name="Preformatted_20_Text">=&gt; deliver method send the email object to destination using setting specified in the configuration file.</text:p>
      <text:p text:style-name="Preformatted_20_Text"/>
      <text:p text:style-name="P4">Action Mailer Configuration</text:p>
      <text:p text:style-name="Preformatted_20_Text"/>
      <text:p text:style-name="Preformatted_20_Text">To configure action mailer add the following to your appropriate <text:span text:style-name="T5">config/environments/$RAILS_ENV.rb</text:span> file:</text:p>
      <text:p text:style-name="Preformatted_20_Text"/>
      <text:p text:style-name="Preformatted_20_Text"/>
      <text:p text:style-name="Preformatted_20_Text">config.action_mailer.delivery_method = :smtp</text:p>
      <text:p text:style-name="Preformatted_20_Text">config.action_mailer.raise_delivery_errors = true</text:p>
      <text:p text:style-name="Preformatted_20_Text">config.action_mailer.default_options = {from: 'no-reply@example.com'}</text:p>
      <text:p text:style-name="Preformatted_20_Text">config.action_mailer.smtp_settings = {</text:p>
      <text:p text:style-name="Preformatted_20_Text"><text:s text:c="2"/>address: <text:s text:c="13"/>'smtp.gmail.com',</text:p>
      <text:p text:style-name="Preformatted_20_Text"><text:s text:c="2"/>port: <text:s text:c="16"/>587,</text:p>
      <text:p text:style-name="Preformatted_20_Text"><text:s text:c="2"/>user_name: <text:s text:c="11"/>'&lt;username&gt;',</text:p>
      <text:p text:style-name="Preformatted_20_Text"><text:s text:c="2"/>password: <text:s text:c="12"/>'&lt;password&gt;',</text:p>
      <text:p text:style-name="Preformatted_20_Text"><text:s text:c="2"/>authentication: <text:s text:c="6"/>'plain',</text:p>
      <text:p text:style-name="Preformatted_20_Text"><text:s text:c="2"/>enable_starttls_auto: true <text:s/>}</text:p>
      <text:p text:style-name="Preformatted_20_Text"/>
      <text:p text:style-name="P4">Action job in mailer</text:p>
      <text:p text:style-name="Preformatted_20_Text"/>
      <text:p text:style-name="Preformatted_20_Text">The common pattern for interfacing with ActionJob in Rails is to set up a Job with a perform() method that gets called asynchronously via perform_now or perform_later.</text:p>
      <text:p text:style-name="Preformatted_20_Text"/>
      <text:p text:style-name="Preformatted_20_Text">In case of Mailers, you can directly call deliver_now or deliver_later since ActionJob is well integrated with ActionMailer.</text:p>
      <text:p text:style-name="Preformatted_20_Text"/>
      <text:p text:style-name="P2">deliver_later</text:p>
      <text:p text:style-name="Preformatted_20_Text"/>
      <text:p text:style-name="Preformatted_20_Text">Basically, deliver_later is asynchronous. When you use this method, the email is not send at the moment, but rather is pushed in a job's queue. If the job is not running, the email will not be sent.</text:p>
      <text:p text:style-name="Preformatted_20_Text"/>
      <text:p text:style-name="Preformatted_20_Text">Eg:</text:p>
      <text:p text:style-name="Preformatted_20_Text"/>
      <text:p text:style-name="Preformatted_20_Text">Notifier.welcome(User.first).deliver_later</text:p>
      <text:p text:style-name="Preformatted_20_Text">Notifier.welcome(User.first).deliver_later(wait: 1.hour)</text:p>
      <text:p text:style-name="Preformatted_20_Text">Notifier.welcome(User.first).deliver_later(wait_until: 10.hours.from_now)</text:p>
      <text:p text:style-name="Preformatted_20_Text">Options:</text:p>
      <text:p text:style-name="Preformatted_20_Text"/>
      <text:p text:style-name="Preformatted_20_Text">:wait - Enqueue the email to be delivered with a delay.</text:p>
      <text:p text:style-name="Preformatted_20_Text"/>
      <text:p text:style-name="Preformatted_20_Text">:wait_until - Enqueue the email to be delivered at (after) a specific date / time.</text:p>
      <text:p text:style-name="Preformatted_20_Text"/>
      <text:p text:style-name="Preformatted_20_Text">:queue - Enqueue the email on the specified queue.</text:p>
      <text:p text:style-name="Preformatted_20_Text"/>
      <text:p text:style-name="P3">deliver_later!</text:p>
      <text:p text:style-name="Preformatted_20_Text"/>
      <text:p text:style-name="Preformatted_20_Text"><text:soft-page-break/>Enqueues the email to be delivered through Active Job. When the job runs it will send the email using deliver_now!. That means that the message will be sent bypassing checking perform_deliveries and raise_delivery_errors, so use with caution.</text:p>
      <text:p text:style-name="Preformatted_20_Text"/>
      <text:p text:style-name="Preformatted_20_Text">Eg:</text:p>
      <text:p text:style-name="Preformatted_20_Text"/>
      <text:p text:style-name="Preformatted_20_Text">Notifier.welcome(User.first).deliver_later!</text:p>
      <text:p text:style-name="Preformatted_20_Text">Notifier.welcome(User.first).deliver_later!(wait: 1.hour)</text:p>
      <text:p text:style-name="Preformatted_20_Text">Notifier.welcome(User.first).deliver_later!(wait_until: 10.hours.from_now)</text:p>
      <text:p text:style-name="Preformatted_20_Text"/>
      <text:p text:style-name="Preformatted_20_Text"/>
      <text:p text:style-name="P2">deliver_now()</text:p>
      <text:p text:style-name="Preformatted_20_Text"/>
      <text:p text:style-name="Preformatted_20_Text">Delivers an email:</text:p>
      <text:p text:style-name="Preformatted_20_Text"/>
      <text:p text:style-name="Preformatted_20_Text">Eg:</text:p>
      <text:p text:style-name="Preformatted_20_Text"/>
      <text:p text:style-name="Preformatted_20_Text">Notifier.welcome(User.first).deliver_now</text:p>
      <text:p text:style-name="Preformatted_20_Text"/>
      <text:p text:style-name="P2">deliver_now!()</text:p>
      <text:p text:style-name="P2"/>
      <text:p text:style-name="Preformatted_20_Text">Delivers an email without checking perform_deliveries and raise_delivery_errors, so use with caution.</text:p>
      <text:p text:style-name="Preformatted_20_Text"/>
      <text:p text:style-name="Preformatted_20_Text">Eg:</text:p>
      <text:p text:style-name="Preformatted_20_Text"/>
      <text:p text:style-name="Preformatted_20_Text">Notifier.welcome(User.first).deliver_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8T20:41:52.433162664</dc:date>
    <meta:editing-duration>PT10M46S</meta:editing-duration>
    <meta:editing-cycles>1</meta:editing-cycles>
    <meta:document-statistic meta:table-count="0" meta:image-count="0" meta:object-count="0" meta:page-count="2" meta:paragraph-count="43" meta:word-count="312" meta:character-count="2601" meta:non-whitespace-character-count="2259"/>
    <meta:generator>LibreOffice/5.1.4.2$Linux_X86_64 LibreOffice_project/10m0$Build-2</meta:generator>
  </office:meta>
</office:document-meta>
</file>